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0.26pt"/>
    </style:style>
    <style:style style:name="co4" style:family="table-column">
      <style:table-column-properties fo:break-before="auto" style:column-width="159.76pt"/>
    </style:style>
    <style:style style:name="co5" style:family="table-column">
      <style:table-column-properties fo:break-before="auto" style:column-width="157.49pt"/>
    </style:style>
    <style:style style:name="co6" style:family="table-column">
      <style:table-column-properties fo:break-before="auto" style:column-width="321pt"/>
    </style:style>
    <style:style style:name="co7" style:family="table-column">
      <style:table-column-properties fo:break-before="auto" style:column-width="82.49pt"/>
    </style:style>
    <style:style style:name="co8" style:family="table-column">
      <style:table-column-properties fo:break-before="auto" style:column-width="677.99pt"/>
    </style:style>
    <style:style style:name="co9" style:family="table-column">
      <style:table-column-properties fo:break-before="auto" style:column-width="90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BOM_20_-_20_Mai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 style:data-style-name="N137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7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 style:data-style-name="N137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37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wrap" style:vertical-align="bottom"/>
      <style:paragraph-properties fo:text-align="start" fo:margin-left="0pt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333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 - Main" table:style-name="ta1" table:print="false">
        <office:forms form:automatic-focus="false" form:apply-design-mode="false"/>
        <table:table-column table:style-name="co1" table:default-cell-style-name="ce1"/>
        <table:table-column table:style-name="co2" table:visibility="collapse" table:number-columns-repeated="2" table:default-cell-style-name="ce3"/>
        <table:table-column table:style-name="co2" table:visibility="collapse" table:default-cell-style-name="ce8"/>
        <table:table-column table:style-name="co2" table:visibility="collapse" table:default-cell-style-name="ce12"/>
        <table:table-column table:style-name="co2" table:visibility="collapse" table:default-cell-style-name="ce1"/>
        <table:table-column table:style-name="co3" table:default-cell-style-name="ce1"/>
        <table:table-column table:style-name="co4" table:default-cell-style-name="ce1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7"/>
        <table:table-column table:style-name="co9" table:number-columns-repeated="244" table:default-cell-style-name="Default"/>
        <table:table-row table:style-name="ro1">
          <table:table-cell/>
          <table:table-cell table:style-name="ce1" table:number-columns-repeated="2"/>
          <table:table-cell table:style-name="ce5"/>
          <table:table-cell table:style-name="ce9"/>
          <table:table-cell table:number-columns-repeated="2"/>
          <table:table-cell table:style-name="ce1"/>
          <table:table-cell table:number-columns-repeated="3"/>
          <table:table-cell table:style-name="ce14"/>
          <table:table-cell table:number-columns-repeated="244"/>
        </table:table-row>
        <table:table-row table:style-name="ro2">
          <table:table-cell/>
          <table:table-cell table:style-name="ce1" table:number-columns-repeated="2"/>
          <table:table-cell table:style-name="ce5"/>
          <table:table-cell table:style-name="ce9"/>
          <table:table-cell table:style-name="ce3"/>
          <table:table-cell/>
          <table:table-cell table:style-name="ce1"/>
          <table:table-cell table:number-columns-repeated="3"/>
          <table:table-cell table:style-name="ce14"/>
          <table:table-cell table:number-columns-repeated="244"/>
        </table:table-row>
        <table:table-row table:style-name="ro2">
          <table:table-cell/>
          <table:table-cell table:style-name="ce4" table:number-columns-repeated="2"/>
          <table:table-cell table:style-name="ce6"/>
          <table:table-cell table:style-name="ce10"/>
          <table:table-cell table:style-name="ce13"/>
          <table:table-cell table:style-name="ce4" table:number-columns-repeated="2"/>
          <table:table-cell table:number-columns-repeated="3"/>
          <table:table-cell table:style-name="ce14"/>
          <table:table-cell table:number-columns-repeated="244"/>
        </table:table-row>
        <table:table-row table:style-name="ro2">
          <table:table-cell table:style-name="ce2" office:value-type="string" calcext:value-type="string">
            <text:p>Quantity per board</text:p>
          </table:table-cell>
          <table:table-cell table:style-name="ce2" office:value-type="string" calcext:value-type="string">
            <text:p>Need to order</text:p>
          </table:table-cell>
          <table:table-cell table:style-name="ce2" office:value-type="string" calcext:value-type="string">
            <text:p>Min order</text:p>
          </table:table-cell>
          <table:table-cell table:style-name="ce7" office:value-type="string" calcext:value-type="string">
            <text:p>Unit price</text:p>
          </table:table-cell>
          <table:table-cell table:style-name="ce11" office:value-type="string" calcext:value-type="string">
            <text:p>Line Total</text:p>
          </table:table-cell>
          <table:table-cell table:style-name="ce2" office:value-type="string" calcext:value-type="string">
            <text:p>Seller Stock No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. No.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egend</text:p>
          </table:table-cell>
          <table:table-cell table:style-name="ce2" office:value-type="string" calcext:value-type="string">
            <text:p>Supplier</text:p>
          </table:table-cell>
          <table:table-cell table:style-name="ce14" office:value-type="string" calcext:value-type="string">
            <text:p>Direct Link</text:p>
          </table:table-cell>
          <table:table-cell table:number-columns-repeated="24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$1]*[.A5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27" calcext:value-type="float">
            <text:p>0.027</text:p>
          </table:table-cell>
          <table:table-cell table:formula="of:=[.D5]*[.B5]" office:value-type="float" office:value="0" calcext:value-type="float">
            <text:p>0.00</text:p>
          </table:table-cell>
          <table:table-cell table:style-name="ce14" office:value-type="string" calcext:value-type="string">
            <text:p>213-2531</text:p>
          </table:table-cell>
          <table:table-cell office:value-type="string" calcext:value-type="string">
            <text:p>TE Connectivity</text:p>
          </table:table-cell>
          <table:table-cell table:style-name="ce1" office:value-type="string" calcext:value-type="string">
            <text:p>CRG0603F100K</text:p>
          </table:table-cell>
          <table:table-cell office:value-type="string" calcext:value-type="string">
            <text:p>100Kohm</text:p>
          </table:table-cell>
          <table:table-cell office:value-type="string" calcext:value-type="string">
            <text:p>R1, R20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surface-mount-fixed-resistors/2132531" xlink:type="simple">http://uk.rs-online.com/web/p/surface-mount-fixed-resistors/2132531</text:a></text:p>
          </table:table-cell>
          <table:table-cell table:number-columns-repeated="244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$1]*[.A6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09" calcext:value-type="float">
            <text:p>0.009</text:p>
          </table:table-cell>
          <table:table-cell table:formula="of:=[.D6]*[.B6]" office:value-type="float" office:value="0" calcext:value-type="float">
            <text:p>0.00</text:p>
          </table:table-cell>
          <table:table-cell table:style-name="ce14" office:value-type="string" calcext:value-type="string">
            <text:p>213-2367</text:p>
          </table:table-cell>
          <table:table-cell office:value-type="string" calcext:value-type="string">
            <text:p>TE Connectivity</text:p>
          </table:table-cell>
          <table:table-cell table:style-name="ce1" office:value-type="string" calcext:value-type="string">
            <text:p>CRG0603F4K7</text:p>
          </table:table-cell>
          <table:table-cell office:value-type="string" calcext:value-type="string">
            <text:p>4.7Kohm</text:p>
          </table:table-cell>
          <table:table-cell office:value-type="string" calcext:value-type="string">
            <text:p>R9, R3, R4, R18, R6, R8, R2, R5, R7, R17, R15, R10, R11, R12, R13, R14, R16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surface-mount-fixed-resistors/2132367" xlink:type="simple">http://uk.rs-online.com/web/p/surface-mount-fixed-resistors/2132367</text:a></text:p>
          </table:table-cell>
          <table:table-cell table:number-columns-repeated="24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$1]*[.A7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16" calcext:value-type="float">
            <text:p>0.016</text:p>
          </table:table-cell>
          <table:table-cell table:formula="of:=[.D7]*[.B7]" office:value-type="float" office:value="0" calcext:value-type="float">
            <text:p>0.00</text:p>
          </table:table-cell>
          <table:table-cell table:style-name="ce14" office:value-type="string" calcext:value-type="string">
            <text:p>264-4630</text:p>
          </table:table-cell>
          <table:table-cell office:value-type="string" calcext:value-type="string">
            <text:p>Kemet</text:p>
          </table:table-cell>
          <table:table-cell table:style-name="ce1" office:value-type="string" calcext:value-type="string">
            <text:p>C0603C104K4RAC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5, C4, (C11), C9, C10, C12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ceramic-multilayer-capacitors/2644630" xlink:type="simple">http://uk.rs-online.com/web/p/ceramic-multilayer-capacitors/2644630</text:a></text:p>
          </table:table-cell>
          <table:table-cell table:number-columns-repeated="244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$1]*[.A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66" calcext:value-type="float">
            <text:p>0.766</text:p>
          </table:table-cell>
          <table:table-cell table:formula="of:=[.D8]*[.B8]" office:value-type="float" office:value="0" calcext:value-type="float">
            <text:p>0.00</text:p>
          </table:table-cell>
          <table:table-cell table:style-name="ce14" office:value-type="string" calcext:value-type="string">
            <text:p>667-6120</text:p>
          </table:table-cell>
          <table:table-cell office:value-type="string" calcext:value-type="string">
            <text:p>EPSON TOYOCOM</text:p>
          </table:table-cell>
          <table:table-cell table:style-name="ce1" office:value-type="string" calcext:value-type="string">
            <text:p>MC-306, 32.768kHz, 20ppm, 6pF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crystal-units/6676120" xlink:type="simple">http://uk.rs-online.com/web/p/crystal-units/6676120</text:a></text:p>
          </table:table-cell>
          <table:table-cell table:number-columns-repeated="24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formula="of:=[.B$1]*[.A9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77" calcext:value-type="float">
            <text:p>0.277</text:p>
          </table:table-cell>
          <table:table-cell table:formula="of:=[.D9]*[.B9]" office:value-type="float" office:value="0" calcext:value-type="float">
            <text:p>0.00</text:p>
          </table:table-cell>
          <table:table-cell table:style-name="ce14" office:value-type="string" calcext:value-type="string">
            <text:p>700-0776</text:p>
          </table:table-cell>
          <table:table-cell office:value-type="string" calcext:value-type="string">
            <text:p>Vishay</text:p>
          </table:table-cell>
          <table:table-cell table:style-name="ce1" office:value-type="string" calcext:value-type="string">
            <text:p>TEPT4400</text:p>
          </table:table-cell>
          <table:table-cell office:value-type="string" calcext:value-type="string">
            <text:p>60° Visible Light Phototransistor</text:p>
          </table:table-cell>
          <table:table-cell office:value-type="string" calcext:value-type="string">
            <text:p>PHT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phototransistors/7000776/" xlink:type="simple">http://uk.rs-online.com/web/p/phototransistors/7000776/</text:a></text:p>
          </table:table-cell>
          <table:table-cell table:number-columns-repeated="244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$1]*[.A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" calcext:value-type="float">
            <text:p>2.260</text:p>
          </table:table-cell>
          <table:table-cell table:formula="of:=[.D10]*[.B10]" office:value-type="float" office:value="0" calcext:value-type="float">
            <text:p>0.00</text:p>
          </table:table-cell>
          <table:table-cell table:style-name="ce14" office:value-type="string" calcext:value-type="string">
            <text:p>696-3092</text:p>
          </table:table-cell>
          <table:table-cell office:value-type="string" calcext:value-type="string">
            <text:p>Atmel</text:p>
          </table:table-cell>
          <table:table-cell table:style-name="ce1" office:value-type="string" calcext:value-type="string">
            <text:p>ATMEGA328P-AU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microcontrollers/6963092/" xlink:type="simple">http://uk.rs-online.com/web/p/microcontrollers/6963092/</text:a></text:p>
          </table:table-cell>
          <table:table-cell table:number-columns-repeated="244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$1]*[.A11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535" calcext:value-type="float">
            <text:p>0.535</text:p>
          </table:table-cell>
          <table:table-cell table:formula="of:=[.D11]*[.B11]" office:value-type="float" office:value="0" calcext:value-type="float">
            <text:p>0.00</text:p>
          </table:table-cell>
          <table:table-cell table:style-name="ce14" office:value-type="string" calcext:value-type="string">
            <text:p>251-816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W82120T3825RC</text:p>
          </table:table-cell>
          <table:table-cell office:value-type="string" calcext:value-type="string">
            <text:p>20 pin header</text:p>
          </table:table-cell>
          <table:table-cell office:value-type="string" calcext:value-type="string">
            <text:p>IC2_EXT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pcb-headers/2518165/" xlink:type="simple">http://uk.rs-online.com/web/p/pcb-headers/2518165/</text:a></text:p>
          </table:table-cell>
          <table:table-cell table:number-columns-repeated="244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'BOM - Main'.B$1]*[.A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9" calcext:value-type="float">
            <text:p>3.190</text:p>
          </table:table-cell>
          <table:table-cell table:formula="of:=[.D12]*[.B12]" office:value-type="float" office:value="0" calcext:value-type="float">
            <text:p>0.00</text:p>
          </table:table-cell>
          <table:table-cell office:value-type="string" calcext:value-type="string">
            <text:p>30-3120</text:p>
          </table:table-cell>
          <table:table-cell/>
          <table:table-cell table:style-name="ce1"/>
          <table:table-cell office:value-type="string" calcext:value-type="string">
            <text:p>Box</text:p>
          </table:table-cell>
          <table:table-cell table:number-columns-repeated="2"/>
          <table:table-cell office:value-type="string" calcext:value-type="string">
            <text:p><text:a xlink:href="http://evatron.com/enclosures/high-spec-ul94-v-0-ip-rated-enclosures-de-series/de03s-a-tg-0/" xlink:type="simple">http://evatron.com/enclosures/high-spec-ul94-v-0-ip-rated-enclosures-de-series/de03s-a-tg-0/</text:a></text:p>
          </table:table-cell>
          <table:table-cell table:number-columns-repeated="24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.82" calcext:value-type="float">
            <text:p>2.820</text:p>
          </table:table-cell>
          <table:table-cell table:style-name="ce3" table:formula="of:=[.D13]*[.B13]" office:value-type="float" office:value="84.6" calcext:value-type="float">
            <text:p>84.6</text:p>
          </table:table-cell>
          <table:table-cell table:style-name="ce14" office:value-type="float" office:value="1855468" calcext:value-type="float">
            <text:p>1855468</text:p>
          </table:table-cell>
          <table:table-cell office:value-type="string" calcext:value-type="string">
            <text:p>Sensiron</text:p>
          </table:table-cell>
          <table:table-cell table:number-columns-repeated="2" office:value-type="string" calcext:value-type="string">
            <text:p>SHT2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temperature-humidity-sensors/7865554/" xlink:type="simple">http://uk.rs-online.com/web/p/temperature-humidity-sensors/7865554/</text:a></text:p>
          </table:table-cell>
          <table:table-cell table:number-columns-repeated="24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formula="of:=[.B$1]*[.A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7" calcext:value-type="float">
            <text:p>1.770</text:p>
          </table:table-cell>
          <table:table-cell table:formula="of:=[.D14]*[.B14]" office:value-type="float" office:value="0" calcext:value-type="float">
            <text:p>0.00</text:p>
          </table:table-cell>
          <table:table-cell table:style-name="ce14" office:value-type="string" calcext:value-type="string">
            <text:p>709-8868</text:p>
          </table:table-cell>
          <table:table-cell office:value-type="string" calcext:value-type="string">
            <text:p>Texas Instruments</text:p>
          </table:table-cell>
          <table:table-cell table:style-name="ce1" office:value-type="string" calcext:value-type="string">
            <text:p>TMP112AIDRLT</text:p>
          </table:table-cell>
          <table:table-cell table:number-columns-repeated="2" office:value-type="string" calcext:value-type="string">
            <text:p>TMP112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temperature-humidity-sensors/7098868" xlink:type="simple">http://uk.rs-online.com/web/p/temperature-humidity-sensors/7098868</text:a></text:p>
          </table:table-cell>
          <table:table-cell table:number-columns-repeated="24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tal:</text:p>
          </table:table-cell>
          <table:table-cell table:formula="of:=SUM([.E5:.E12])" office:value-type="float" office:value="0" calcext:value-type="float">
            <text:p>0.00</text:p>
          </table:table-cell>
          <table:table-cell/>
          <table:table-cell office:value-type="string" calcext:value-type="string">
            <text:p>Microchip</text:p>
          </table:table-cell>
          <table:table-cell table:style-name="ce1"/>
          <table:table-cell office:value-type="string" calcext:value-type="string">
            <text:p>RN248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wlan-modules/8806821/" xlink:type="simple">http://uk.rs-online.com/web/p/wlan-modules/8806821/</text:a></text:p>
          </table:table-cell>
          <table:table-cell table:number-columns-repeated="24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 board</text:p>
          </table:table-cell>
          <table:table-cell table:formula="of:=[.E15]/[.B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S</text:p>
          </table:table-cell>
          <table:table-cell table:style-name="ce15" office:value-type="string" calcext:value-type="string">
            <text:p>M20-9991045</text:p>
          </table:table-cell>
          <table:table-cell office:value-type="string" calcext:value-type="string">
            <text:p>10 way pin header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pcb-headers/6813004/" xlink:type="simple">http://uk.rs-online.com/web/p/pcb-headers/6813004/</text:a></text:p>
          </table:table-cell>
          <table:table-cell table:number-columns-repeated="24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S</text:p>
          </table:table-cell>
          <table:table-cell office:value-type="string" calcext:value-type="string">
            <text:p>W81104T3825RC</text:p>
          </table:table-cell>
          <table:table-cell office:value-type="string" calcext:value-type="string">
            <text:p>4 way pin header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pcb-headers/2518115/" xlink:type="simple">http://uk.rs-online.com/web/p/pcb-headers/2518115/</text:a></text:p>
          </table:table-cell>
          <table:table-cell table:number-columns-repeated="24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/>
          <table:table-cell table:style-name="ce14" office:value-type="string" calcext:value-type="string">
            <text:p>Harwin</text:p>
          </table:table-cell>
          <table:table-cell office:value-type="string" calcext:value-type="string">
            <text:p>M20-9990646</text:p>
          </table:table-cell>
          <table:table-cell office:value-type="string" calcext:value-type="string">
            <text:p>6 way pin header</text:p>
          </table:table-cell>
          <table:table-cell office:value-type="string" calcext:value-type="string">
            <text:p>FTDI_RN2483, JP3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pcb-headers/7457062/" xlink:type="simple">http://uk.rs-online.com/web/p/pcb-headers/7457062/</text:a></text:p>
          </table:table-cell>
          <table:table-cell table:number-columns-repeated="24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table:style-name="ce14" office:value-type="string" calcext:value-type="string">
            <text:p>Linear Technology</text:p>
          </table:table-cell>
          <table:table-cell office:value-type="string" calcext:value-type="string">
            <text:p>LTC3525ESC6-3.3#TRMPBF</text:p>
          </table:table-cell>
          <table:table-cell office:value-type="string" calcext:value-type="string">
            <text:p>Charge Pump IC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dc-dc-converters/8226828/" xlink:type="simple">http://uk.rs-online.com/web/p/dc-dc-converters/8226828/</text:a></text:p>
          </table:table-cell>
          <table:table-cell table:number-columns-repeated="24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table:style-name="ce14" office:value-type="string" calcext:value-type="string">
            <text:p>Kemet</text:p>
          </table:table-cell>
          <table:table-cell office:value-type="string" calcext:value-type="string">
            <text:p>C0603C105K8PACTU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ceramic-multilayer-capacitors/4612708/" xlink:type="simple">http://uk.rs-online.com/web/p/ceramic-multilayer-capacitors/4612708/</text:a></text:p>
          </table:table-cell>
          <table:table-cell table:number-columns-repeated="24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table:style-name="ce14" office:value-type="string" calcext:value-type="string">
            <text:p>TDK</text:p>
          </table:table-cell>
          <table:table-cell office:value-type="string" calcext:value-type="string">
            <text:p>C1608X5R1A106K080AC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ceramic-multilayer-capacitors/7882893/" xlink:type="simple">http://uk.rs-online.com/web/p/ceramic-multilayer-capacitors/7882893/</text:a></text:p>
          </table:table-cell>
          <table:table-cell table:number-columns-repeated="24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table:style-name="ce14" office:value-type="string" calcext:value-type="string">
            <text:p>Murata</text:p>
          </table:table-cell>
          <table:table-cell office:value-type="string" calcext:value-type="string">
            <text:p>LQH32CN100K23L</text:p>
          </table:table-cell>
          <table:table-cell office:value-type="string" calcext:value-type="string">
            <text:p>10 uH Inductor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wire-wound-surface-mount-inductors/4811882/" xlink:type="simple">http://uk.rs-online.com/web/p/wire-wound-surface-mount-inductors/4811882/</text:a></text:p>
          </table:table-cell>
          <table:table-cell table:number-columns-repeated="24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table:style-name="ce14" office:value-type="string" calcext:value-type="string">
            <text:p>RF Solutions</text:p>
          </table:table-cell>
          <table:table-cell office:value-type="string" calcext:value-type="string">
            <text:p>ANT-BEAD-868</text:p>
          </table:table-cell>
          <table:table-cell office:value-type="string" calcext:value-type="string">
            <text:p>868 Mhz bead antenna</text:p>
          </table:table-cell>
          <table:table-cell table:style-name="ce16" office:value-type="string" calcext:value-type="string">
            <text:p>On PAD2 near LoRa Module (DO NOT FIT)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telemetry-antennas/7424444/" xlink:type="simple">http://uk.rs-online.com/web/p/telemetry-antennas/7424444/</text:a></text:p>
          </table:table-cell>
          <table:table-cell table:number-columns-repeated="24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table:style-name="ce14" office:value-type="string" calcext:value-type="string">
            <text:p>Touchstone Semiconductor</text:p>
          </table:table-cell>
          <table:table-cell office:value-type="string" calcext:value-type="string">
            <text:p>TS1003IG5T</text:p>
          </table:table-cell>
          <table:table-cell office:value-type="string" calcext:value-type="string">
            <text:p>Op Amp</text:p>
          </table:table-cell>
          <table:table-cell table:style-name="ce16" office:value-type="string" calcext:value-type="string">
            <text:p>IC3 (DO NOT FIT)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operational-amplifiers/7878080/" xlink:type="simple">http://uk.rs-online.com/web/p/operational-amplifiers/7878080/</text:a></text:p>
          </table:table-cell>
          <table:table-cell table:number-columns-repeated="24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/>
          <table:table-cell table:style-name="ce14" office:value-type="string" calcext:value-type="string">
            <text:p>Kemet</text:p>
          </table:table-cell>
          <table:table-cell office:value-type="string" calcext:value-type="string">
            <text:p>C0603C220J5GACTU</text:p>
          </table:table-cell>
          <table:table-cell office:value-type="string" calcext:value-type="string">
            <text:p>22pF</text:p>
          </table:table-cell>
          <table:table-cell table:style-name="ce16" office:value-type="string" calcext:value-type="string">
            <text:p>C3, C6 (DO NOT ORDER)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ceramic-multilayer-capacitors/2644501/" xlink:type="simple">http://uk.rs-online.com/web/p/ceramic-multilayer-capacitors/2644501/</text:a></text:p>
          </table:table-cell>
          <table:table-cell table:number-columns-repeated="24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table:style-name="ce14" office:value-type="string" calcext:value-type="string">
            <text:p>Murata</text:p>
          </table:table-cell>
          <table:table-cell office:value-type="string" calcext:value-type="string">
            <text:p>RPEF51H224Z2M1A03A</text:p>
          </table:table-cell>
          <table:table-cell office:value-type="string" calcext:value-type="string">
            <text:p>0.22uF</text:p>
          </table:table-cell>
          <table:table-cell table:style-name="ce16" office:value-type="string" calcext:value-type="string">
            <text:p>C7 (DO NOT FIT)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ceramic-single-layer-capacitors/0107029/" xlink:type="simple">http://uk.rs-online.com/web/p/ceramic-single-layer-capacitors/0107029/</text:a></text:p>
          </table:table-cell>
          <table:table-cell table:number-columns-repeated="24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table:style-name="ce14" office:value-type="string" calcext:value-type="string">
            <text:p>TDK</text:p>
          </table:table-cell>
          <table:table-cell office:value-type="string" calcext:value-type="string">
            <text:p>C3216X5R1A107M160AC</text:p>
          </table:table-cell>
          <table:table-cell office:value-type="string" calcext:value-type="string">
            <text:p>100uF</text:p>
          </table:table-cell>
          <table:table-cell table:style-name="ce16" office:value-type="string" calcext:value-type="string">
            <text:p>C8 (DO NOT FIT)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ceramic-multilayer-capacitors/7883057/" xlink:type="simple">http://uk.rs-online.com/web/p/ceramic-multilayer-capacitors/7883057/</text:a></text:p>
          </table:table-cell>
          <table:table-cell table:number-columns-repeated="24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/>
          <table:table-cell table:style-name="ce14" office:value-type="string" calcext:value-type="string">
            <text:p>Vishay</text:p>
          </table:table-cell>
          <table:table-cell office:value-type="string" calcext:value-type="string">
            <text:p>CRCW06032M20FKEA</text:p>
          </table:table-cell>
          <table:table-cell office:value-type="string" calcext:value-type="string">
            <text:p>2.2Mohm</text:p>
          </table:table-cell>
          <table:table-cell table:style-name="ce16" office:value-type="string" calcext:value-type="string">
            <text:p>R19, R21 (DO NOT FIT)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surface-mount-fixed-resistors/6790162/" xlink:type="simple">http://uk.rs-online.com/web/p/surface-mount-fixed-resistors/6790162/</text:a></text:p>
          </table:table-cell>
          <table:table-cell table:number-columns-repeated="24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table:style-name="ce14" office:value-type="string" calcext:value-type="string">
            <text:p>Kemet</text:p>
          </table:table-cell>
          <table:table-cell office:value-type="string" calcext:value-type="string">
            <text:p>C0603C104K4RACTU</text:p>
          </table:table-cell>
          <table:table-cell office:value-type="string" calcext:value-type="string">
            <text:p>0.1uF</text:p>
          </table:table-cell>
          <table:table-cell table:style-name="ce16" office:value-type="string" calcext:value-type="string">
            <text:p>C13 (DO NOT FIT)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<text:a xlink:href="http://uk.rs-online.com/web/p/ceramic-multilayer-capacitors/2644630/" xlink:type="simple">http://uk.rs-online.com/web/p/ceramic-multilayer-capacitors/2644630/</text:a></text:p>
          </table:table-cell>
          <table:table-cell table:number-columns-repeated="2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6"/>
    <style:style style:name="Currency_20__5b_0_5d_" style:display-name="Currency [0]" style:family="table-cell" style:parent-style-name="Default" style:data-style-name="N130"/>
    <style:style style:name="Comma" style:family="table-cell" style:parent-style-name="Default" style:data-style-name="N133"/>
    <style:style style:name="Comma_20__5b_0_5d_" style:display-name="Comma [0]" style:family="table-cell" style:parent-style-name="Default" style:data-style-name="N126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17:59:54.93684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-_20_Main" style:display-name="PageStyle_BOM - 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8T17:55:50.486401159</dc:date>
    <dc:creator>Deniz Erbilgin</dc:creator>
    <meta:editing-duration>PT15S</meta:editing-duration>
    <meta:editing-cycles>1</meta:editing-cycles>
    <meta:generator>LibreOffice/5.0.4.2$MacOSX_X86_64 LibreOffice_project/2b9802c1994aa0b7dc6079e128979269cf95bc78</meta:generator>
    <meta:document-statistic meta:table-count="1" meta:cell-count="236" meta:object-count="0"/>
  </office:meta>
</office:document-meta>
</file>